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8" style:family="paragraph" style:parent-style-name="Standard">
      <style:paragraph-properties fo:margin-left="1.252cm" fo:margin-right="0cm" fo:line-height="150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7235a" style:font-name-asian="Times New Roman1" style:font-size-asian="14pt" style:font-style-asian="normal" style:font-weight-asian="bold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ff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17.002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.512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style:font-name="Times New Roman" fo:font-size="14pt" officeooo:paragraph-rsid="0011e086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officeooo:paragraph-rsid="0017235a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.512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officeooo:paragraph-rsid="0017d915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" fo:font-size="14pt" officeooo:rsid="000fe9cb" officeooo:paragraph-rsid="000fe9cb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1.252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4pt" officeooo:rsid="001903ea" officeooo:paragraph-rsid="001903ea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1pt" style:font-name-asian="Courier New1" style:font-size-asian="11pt" style:font-name-complex="Courier New1" style:font-size-complex="11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Courier New" fo:font-size="11pt" style:font-name-asian="Courier New1" style:font-size-asian="11pt" style:font-name-complex="Courier New1" style:font-size-complex="11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Courier New" fo:font-size="11pt" style:font-name-asian="Courier New1" style:font-size-asian="11pt" style:font-name-complex="Courier New1" style:font-size-complex="11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Courier New" fo:font-size="11pt" officeooo:paragraph-rsid="0017235a" style:font-name-asian="Courier New1" style:font-size-asian="11pt" style:font-name-complex="Courier New1" style:font-size-complex="11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7235a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a9b7c6" loext:opacity="100%" style:font-name="Courier New" fo:font-size="14pt" officeooo:paragraph-rsid="0017235a" style:font-name-asian="Courier New1" style:font-size-asian="14pt" style:font-name-complex="Courier New1" style:font-size-complex="14pt"/>
    </style:style>
    <style:style style:name="P36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7" style:family="paragraph" style:parent-style-name="Standard" style:list-style-name="WWNum1">
      <style:paragraph-properties fo:margin-left="2.54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 style:list-style-name="WWNum1">
      <style:paragraph-properties fo:margin-left="2.54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Courier New" fo:font-size="11pt" style:font-name-asian="Courier New1" style:font-size-asian="11pt" style:font-name-complex="Courier New1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903ea" style:font-name-asian="Times New Roman1" style:font-size-asian="14pt" style:font-name-complex="Times New Roman1" style:font-size-complex="14pt"/>
    </style:style>
    <style:style style:name="T7" style:family="text">
      <style:text-properties fo:color="#ff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officeooo:rsid="0011e086"/>
    </style:style>
    <style:style style:name="T9" style:family="text">
      <style:text-properties officeooo:rsid="00134e6b"/>
    </style:style>
    <style:style style:name="T10" style:family="text">
      <style:text-properties officeooo:rsid="00160ed8"/>
    </style:style>
    <style:style style:name="T11" style:family="text">
      <style:text-properties officeooo:rsid="0017235a"/>
    </style:style>
    <style:style style:name="T12" style:family="text">
      <style:text-properties officeooo:rsid="0017d915"/>
    </style:style>
    <style:style style:name="T13" style:family="text">
      <style:text-properties officeooo:rsid="001903ea"/>
    </style:style>
    <style:style style:name="T14" style:family="text">
      <style:text-properties fo:color="#908b25" loext:opacity="100%" style:font-name="JetBrains Mono" fo:font-size="10.5pt" fo:font-style="normal" fo:font-weight="normal" style:font-size-asian="10.5pt" style:font-style-asian="normal" style:font-weight-asian="normal"/>
    </style:style>
    <style:style style:name="T15" style:family="text">
      <style:text-properties officeooo:rsid="001df1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34">САНКТ-ПЕТЕРБУРГСКИЙ ГОСУДАРСТВЕННЫЙ</text:p>
      <text:p text:style-name="P34">ЭЛЕКТРОТЕХНИЧЕСКИЙ УНИВЕРСИТЕТ</text:p>
      <text:p text:style-name="P34">«ЛЭТИ» ИМ. В.И. УЛЬЯНОВА (ЛЕНИНА)</text:p>
      <text:p text:style-name="P6">Кафедра МОЭВ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ОТЧЕТ</text:p>
      <text:p text:style-name="P33"><text:span text:style-name="T2">по лабораторной работе №1</text:span><text:span text:style-name="T3"> </text:span></text:p>
      <text:p text:style-name="P6">по дисциплине «Объектно-ориентированное программирование»</text:p>
      <text:p text:style-name="P33"><text:span text:style-name="T2">Тема:</text:span><text:span text:style-name="T4"> Создание классов</text:span><text:span text:style-name="T2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1">Студент</text:span><text:span text:style-name="T7"> </text:span><text:span text:style-name="T1">гр.</text:span><text:span text:style-name="T5"> 230</text:span><text:span text:style-name="T6">3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23">Ринг С.О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22">Жангиров Т.Р.</text:p>
          </table:table-cell>
        </table:table-row>
      </table:table>
      <text:p text:style-name="P3"/>
      <text:p text:style-name="P3"/>
      <text:p text:style-name="P3">Санкт-Петербург</text:p>
      <text:p text:style-name="P21">2023</text:p>
      <text:p text:style-name="P7"><text:soft-page-break/>Цель работы.</text:p>
      <text:p text:style-name="P14">Изучение основных принципов объектно-ориентированного программирования. Написание первых классов с реализацией базовой логики нашей будущей игры.</text:p>
      <text:p text:style-name="P4"/>
      <text:p text:style-name="P31"><text:span text:style-name="T4">Задание</text:span><text:span text:style-name="T2">.</text:span></text:p>
      <text:p text:style-name="P13">а) Создать класс игрока. У игрока должны быть поля, которые определяют его характеристики, например кол-во жизней, очков и.т.д. Также в классе игрока необходимо реализовать ряд методов для работы с его характеристиками. Данные методы должны контролировать значения характеристик (делать проверку на диапазон значений).</text:p>
      <text:p text:style-name="P13"/>
      <text:p text:style-name="P13">б) Создать класс, передвигающий игрока по полю и работу с характеристиками. Данный класс всегда должен знать об объекте игрока, которым управляет, но не создавать класс игрока. В следующих лаб. работах данный класс будет проводить проверку, может ли игрок совершить перемещение по карте.</text:p>
      <text:p text:style-name="P9"/>
      <text:p text:style-name="P31"><text:span text:style-name="T4">Выполнение работы</text:span><text:span text:style-name="T2">.</text:span></text:p>
      <text:p text:style-name="P17">Был создан вспомогательный класс <text:span text:style-name="T8">Vector с двумя конструкторами.</text:span> Первый принимает два аргумента x и y типа <text:span text:style-name="T8">int</text:span>. Второй также принимает пару значений restrictX и пару значений restrictY (ограничение обеих координат сверху и снизу), чтобы при помощи функции clamp ограничить значение полей структуры (с целью, чтобы при перемещении игрока по игровому полю не выйти за границы матрицы). Также переопредел<text:span text:style-name="T13">ены</text:span> методы operator+ и operator+=, чтобы иметь возможность складывать вектор<text:span text:style-name="T8">ы.</text:span></text:p>
      <text:p text:style-name="P15"><text:span text:style-name="T9">Класс игрока Player</text:span>. В заголовочном файле Player.h пропис<text:span text:style-name="T13">аны</text:span> приватные поля:</text:p>
      <text:list text:style-name="WWNum1">
        <text:list-item>
          <text:list>
            <text:list-item>
              <text:p text:style-name="P37">health - unsigned int поле, отвечающее за здоровье игрока</text:p>
            </text:list-item>
            <text:list-item>
              <text:p text:style-name="P38"><text:soft-page-break/><text:span text:style-name="T5">score - unsigned int поле, в котором хранится счет игрока.</text:span></text:p>
            </text:list-item>
          </text:list>
        </text:list-item>
      </text:list>
      <text:p text:style-name="P13">Также пропис<text:span text:style-name="T13">аны</text:span> сигнатуры функций, а затем реализов<text:span text:style-name="T13">аны</text:span> в файле Player.cpp:</text:p>
      <text:list text:continue-numbering="true" text:style-name="WWNum1">
        <text:list-item>
          <text:list>
            <text:list-item>
              <text:p text:style-name="P37">Конструктор, который принимает соответствующие значения и заполняет каждое поле класса;</text:p>
            </text:list-item>
            <text:list-item>
              <text:p text:style-name="P37">Геттеры для каждого поля класса - соответствующая функция, позволяющая получить значение приватного поля класса;</text:p>
            </text:list-item>
            <text:list-item>
              <text:p text:style-name="P37">Сеттеры для каждого поля класса - соответствующая функция, позволяющая установить значение приватного поля класса.</text:p>
            </text:list-item>
          </text:list>
        </text:list-item>
      </text:list>
      <text:p text:style-name="P16"><text:tab/><text:span text:style-name="T10">Класс</text:span> управляющий игроком - PlayerManager. В нем есть поле player, в котором хранится <text:span text:style-name="T10">ссылка на объект класса Player </text:span><text:span text:style-name="T11">и поле coord -</text:span><text:span text:style-name="T10"> координаты игрока.</text:span> В нем также реализованы методы addHealth и addScore, чтобы иметь возможность поменять значение этих полей в классе Player <text:span text:style-name="T11">и методы getCoord, setCoord и changeCoord для операций с координатами игрока</text:span>.</text:p>
      <text:p text:style-name="P16"><text:tab/><text:span text:style-name="T11">Ф</text:span>ункция changeCoord, которая принимает только направление. Чтобы задавать направление реализован вспомогательный enum class Direction, в котором есть 4 варианта перемещения: TOP, DOWN, LEFT, RIGHT. В зависимости от переданного направления изменяется одна из координат на 1 или -1. Допустим, при направлении “вниз” к значению y прибавля<text:span text:style-name="T13">ется</text:span> -1. </text:p>
      <text:p text:style-name="P32"><text:span text:style-name="T2"/></text:p>
      <text:p text:style-name="P8">Выводы.</text:p>
      <text:p text:style-name="P19">Во время выполнения работы были созданы несколько классов <text:span text:style-name="T12">с необходимыми полями и методами</text:span> на языке программирования C++, <text:span text:style-name="T12">а также проведено ознакомление</text:span> с парадигм<text:span text:style-name="T12">ами</text:span> объектно-ориентированного программирования.</text:p>
      <text:p text:style-name="P24"/>
      <text:p text:style-name="P24"/>
      <text:p text:style-name="P24"/>
      <text:p text:style-name="P24"/>
      <text:p text:style-name="P20"><text:bookmark text:name="_sgyhymvofs9l"/></text:p>
      <text:p text:style-name="P26"><text:soft-page-break/><text:span text:style-name="T11">П</text:span>РИЛОЖЕНИЕ A.</text:p>
      <text:p text:style-name="P26"><text:span text:style-name="T11">И</text:span>сходный код программы.</text:p>
      <text:p text:style-name="P25"><text:bookmark text:name="_2xcytpi"/></text:p>
      <text:p text:style-name="P16"><text:bookmark text:name="_1ci93xb"/>Файл Vector.h</text:p>
      <text:p text:style-name="P28">#ifndef GAME_VECTOR_H</text:p>
      <text:p text:style-name="P29">#define GAME_VECTOR_H</text:p>
      <text:p text:style-name="P29"/>
      <text:p text:style-name="P29">#include &lt;utility&gt;</text:p>
      <text:p text:style-name="P29">#include &lt;cinttypes&gt;</text:p>
      <text:p text:style-name="P29">#include &lt;algorithm&gt;</text:p>
      <text:p text:style-name="P29"/>
      <text:p text:style-name="P29">struct Vector {</text:p>
      <text:p text:style-name="P29"><text:s text:c="4"/>int x;</text:p>
      <text:p text:style-name="P29"><text:s text:c="4"/>int y;</text:p>
      <text:p text:style-name="P29"/>
      <text:p text:style-name="P29"><text:s text:c="4"/>Vector(int x, int y);</text:p>
      <text:p text:style-name="P29"/>
      <text:p text:style-name="P29"><text:s text:c="4"/>Vector(int x, int y, const std::pair&lt;int, int&gt; &amp;restrictX, const std::pair&lt;int, int&gt; &amp;restrictY);</text:p>
      <text:p text:style-name="P29"/>
      <text:p text:style-name="P29"><text:s text:c="4"/>Vector operator+(const Vector &amp;other) const;</text:p>
      <text:p text:style-name="P29"/>
      <text:p text:style-name="P29"><text:s text:c="4"/>void operator+=(const Vector &amp;other);</text:p>
      <text:p text:style-name="P29">};</text:p>
      <text:p text:style-name="P29"/>
      <text:p text:style-name="P29">#endif //GAME_VECTOR_H</text:p>
      <text:p text:style-name="P29"/>
      <text:p text:style-name="P18"><text:bookmark text:name="_1hmsyys"/><text:bookmark text:name="_1ci93xb Copy 1"/>Файл Vector.<text:span text:style-name="T11">cpp</text:span></text:p>
      <text:p text:style-name="P30">#include "Vector.h"</text:p>
      <text:p text:style-name="P30"/>
      <text:p text:style-name="P30"/>
      <text:p text:style-name="P30">void Vector::operator+=(const Vector &amp;other) {</text:p>
      <text:p text:style-name="P30"><text:s text:c="4"/>this-&gt;operator=(operator+(other));</text:p>
      <text:p text:style-name="P30">}</text:p>
      <text:p text:style-name="P30"/>
      <text:p text:style-name="P30"/>
      <text:p text:style-name="P30">Vector Vector::operator+(const Vector &amp;other) const {</text:p>
      <text:p text:style-name="P30"><text:s text:c="4"/>return {(int)(x + other.x), (int)(y + other.y)};</text:p>
      <text:p text:style-name="P30">}</text:p>
      <text:p text:style-name="P30"/>
      <text:p text:style-name="P30"/>
      <text:p text:style-name="P30">Vector::Vector(int x, int y, const std::pair&lt;int, int&gt; &amp;restrictX, const std::pair&lt;int, int&gt; &amp;restrictY) :</text:p>
      <text:p text:style-name="P30"><text:s text:c="8"/>Vector(</text:p>
      <text:p text:style-name="P30"><text:s text:c="16"/>std::clamp(x, restrictX.first, restrictX.second),</text:p>
      <text:p text:style-name="P30"><text:s text:c="16"/>std::clamp(y, restrictY.first, restrictY.second)</text:p>
      <text:p text:style-name="P30"><text:s text:c="8"/>) {</text:p>
      <text:p text:style-name="P30">}</text:p>
      <text:p text:style-name="P30"/>
      <text:p text:style-name="P30"/>
      <text:p text:style-name="P30">Vector::Vector(int x, int y) :</text:p>
      <text:p text:style-name="P30"><text:s text:c="8"/>x(x), y(y){</text:p>
      <text:p text:style-name="P30">}</text:p>
      <text:p text:style-name="P35"><text:bookmark text:name="_3tbugp1"/><text:soft-page-break/></text:p>
      <text:p text:style-name="P12">Файл Direction.h</text:p>
      <text:p text:style-name="P27"><text:bookmark text:name="_2whijnw4zg3"/>#ifndef GAME_DIRECTION_H</text:p>
      <text:p text:style-name="P27"><text:bookmark text:name="_sm7aj6whjq5"/>#define GAME_DIRECTION_H</text:p>
      <text:p text:style-name="P27"><text:bookmark text:name="_9n1ed91x0ugn"/></text:p>
      <text:p text:style-name="P27"><text:bookmark text:name="_grpphcenndkc"/>enum class Direction{</text:p>
      <text:p text:style-name="P27"><text:bookmark text:name="_gucs2gfpiyvr"/><text:s text:c="4"/>TOP,</text:p>
      <text:p text:style-name="P27"><text:bookmark text:name="_o7oa8m2v7e7y"/><text:s text:c="4"/>DOWN,</text:p>
      <text:p text:style-name="P27"><text:bookmark text:name="_8bw7audgdn3z"/><text:s text:c="4"/>LEFT,</text:p>
      <text:p text:style-name="P27"><text:bookmark text:name="_ste4mbf4103a"/><text:s text:c="4"/>RIGHT</text:p>
      <text:p text:style-name="P27"><text:bookmark text:name="_4urf8xa3pras"/>};</text:p>
      <text:p text:style-name="P27"><text:bookmark text:name="_h912eeovhyb7"/>#endif //GAME_DIRECTION_H</text:p>
      <text:p text:style-name="P12"/>
      <text:p text:style-name="P12">Файл Player.h</text:p>
      <text:p text:style-name="P28">#ifndef GAME_PLAYER_H</text:p>
      <text:p text:style-name="P29">#define GAME_PLAYER_H</text:p>
      <text:p text:style-name="P29"/>
      <text:p text:style-name="P29"/>
      <text:p text:style-name="P29">#include &lt;cinttypes&gt;</text:p>
      <text:p text:style-name="P29">#include &lt;algorithm&gt;</text:p>
      <text:p text:style-name="P29"/>
      <text:p text:style-name="P29"/>
      <text:p text:style-name="P29">class Player {</text:p>
      <text:p text:style-name="P29">private:</text:p>
      <text:p text:style-name="P29"><text:s text:c="4"/>unsigned int health;</text:p>
      <text:p text:style-name="P29"><text:s text:c="4"/>unsigned int score;</text:p>
      <text:p text:style-name="P29">public:</text:p>
      <text:p text:style-name="P29"><text:s text:c="4"/>Player(unsigned int health, unsigned int score);</text:p>
      <text:p text:style-name="P29"><text:s text:c="4"/>unsigned int getHealth() const;</text:p>
      <text:p text:style-name="P29"><text:s text:c="4"/>unsigned int getScore() const;</text:p>
      <text:p text:style-name="P29"><text:s text:c="4"/>void setHealth(int newHealth);</text:p>
      <text:p text:style-name="P29"><text:s text:c="4"/>void setScore(unsigned int newScore);</text:p>
      <text:p text:style-name="P29">};</text:p>
      <text:p text:style-name="P29"/>
      <text:p text:style-name="P29"/>
      <text:p text:style-name="P29">#endif //GAME_PLAYER_H</text:p>
      <text:p text:style-name="P28"><text:bookmark text:name="_25b2l0r"/></text:p>
      <text:p text:style-name="P28"><text:bookmark text:name="_kgcv8k"/></text:p>
      <text:p text:style-name="P12">Файл Player.cpp</text:p>
      <text:p text:style-name="P28">#include "Player.h"</text:p>
      <text:p text:style-name="P29"/>
      <text:p text:style-name="P29"/>
      <text:p text:style-name="P29">unsigned int Player::getHealth() const {</text:p>
      <text:p text:style-name="P29"><text:s text:c="4"/>return health;</text:p>
      <text:p text:style-name="P29">}</text:p>
      <text:p text:style-name="P29"/>
      <text:p text:style-name="P29">unsigned int Player::getScore() const {</text:p>
      <text:p text:style-name="P29"><text:s text:c="4"/>return score;</text:p>
      <text:p text:style-name="P29">}</text:p>
      <text:p text:style-name="P29"/>
      <text:p text:style-name="P29">void Player::setHealth(int newHealth) {</text:p>
      <text:p text:style-name="P29"><text:s text:c="4"/>health = std::clamp(newHealth, 0, <text:span text:style-name="T15">MAX_HEALTH</text:span>);</text:p>
      <text:p text:style-name="P29">}</text:p>
      <text:p text:style-name="P29"><text:soft-page-break/></text:p>
      <text:p text:style-name="P29">void Player::setScore(unsigned int newScore) {</text:p>
      <text:p text:style-name="P29"><text:s text:c="4"/>score = newScore;</text:p>
      <text:p text:style-name="P29">}</text:p>
      <text:p text:style-name="P29"/>
      <text:p text:style-name="P29">Player::Player(unsigned int health, unsigned int score) :</text:p>
      <text:p text:style-name="P29"><text:s text:c="8"/>health(health),</text:p>
      <text:p text:style-name="P29"><text:s text:c="8"/>score(score){</text:p>
      <text:p text:style-name="P29">}</text:p>
      <text:p text:style-name="P28"><text:bookmark text:name="_2jwev4cb7j7f"/></text:p>
      <text:p text:style-name="P12">Файл PlayerManager.h</text:p>
      <text:p text:style-name="P28">#ifndef GAME_PLAYERMANAGER_H</text:p>
      <text:p text:style-name="P29">#define GAME_PLAYERMANAGER_H</text:p>
      <text:p text:style-name="P29"/>
      <text:p text:style-name="P29"/>
      <text:p text:style-name="P29">#define MIN_BORDER 0</text:p>
      <text:p text:style-name="P29">#define MAX_BORDER 100</text:p>
      <text:p text:style-name="P29"/>
      <text:p text:style-name="P29">#include &lt;memory&gt;</text:p>
      <text:p text:style-name="P29">#include "Vector.h"</text:p>
      <text:p text:style-name="P29">#include "Player.h"</text:p>
      <text:p text:style-name="P29">#include "Direction.h"</text:p>
      <text:p text:style-name="P29"/>
      <text:p text:style-name="P29"/>
      <text:p text:style-name="P29">class PlayerManager {</text:p>
      <text:p text:style-name="P29">private:</text:p>
      <text:p text:style-name="P29"><text:s text:c="4"/>Player&amp; player;</text:p>
      <text:p text:style-name="P29"><text:s text:c="4"/>Vector coord;</text:p>
      <text:p text:style-name="P29">public:</text:p>
      <text:p text:style-name="P29"><text:s text:c="4"/>PlayerManager(Player&amp; player, const Vector&amp; coord);</text:p>
      <text:p text:style-name="P29"><text:s text:c="4"/>void addHealth(int addition);</text:p>
      <text:p text:style-name="P29"><text:s text:c="4"/>void addScore(unsigned int addition);</text:p>
      <text:p text:style-name="P29"><text:s text:c="4"/>void changeCoord(Direction dir);</text:p>
      <text:p text:style-name="P29"><text:s text:c="4"/>void setCoord(const Vector&amp; newCoord);</text:p>
      <text:p text:style-name="P29"><text:s text:c="4"/>const Vector&amp; getCoord();</text:p>
      <text:p text:style-name="P29">};</text:p>
      <text:p text:style-name="P29"/>
      <text:p text:style-name="P29"/>
      <text:p text:style-name="P29">#endif //GAME_PLAYERMANAGER_H</text:p>
      <text:p text:style-name="P29"/>
      <text:p text:style-name="P28"><text:bookmark text:name="_3oy7u29"/></text:p>
      <text:p text:style-name="P12">Файл PlayerManager.cpp</text:p>
      <text:p text:style-name="P28"><text:bookmark text:name="_243i4a2"/></text:p>
      <text:p text:style-name="P28">#include "PlayerManager.h"</text:p>
      <text:p text:style-name="P29"/>
      <text:p text:style-name="P29">PlayerManager::PlayerManager(Player&amp; player, const Vector&amp; coord) :</text:p>
      <text:p text:style-name="P29"><text:s text:c="8"/>player(player), coord(Vector(coord.x, coord.y, {MIN_BORDER, MAX_BORDER},{MIN_BORDER, MAX_BORDER})) {</text:p>
      <text:p text:style-name="P29">}</text:p>
      <text:p text:style-name="P29"/>
      <text:p text:style-name="P29">void PlayerManager::addHealth(int addition) {</text:p>
      <text:p text:style-name="P29"><text:s text:c="4"/>player.setHealth(player.getHealth() + addition);</text:p>
      <text:p text:style-name="P29">}</text:p>
      <text:p text:style-name="P29"/>
      <text:p text:style-name="P29">void PlayerManager::addScore(unsigned int addition) {</text:p>
      <text:p text:style-name="P29"><text:s text:c="4"/>player.setScore(player.getScore() + addition);</text:p>
      <text:p text:style-name="P29"><text:soft-page-break/>}</text:p>
      <text:p text:style-name="P29"/>
      <text:p text:style-name="P29">const Vector&amp; PlayerManager::getCoord() {</text:p>
      <text:p text:style-name="P29"><text:s text:c="4"/>return coord;</text:p>
      <text:p text:style-name="P29">}</text:p>
      <text:p text:style-name="P29"/>
      <text:p text:style-name="P29">void PlayerManager::setCoord(const Vector&amp; newCoord) {</text:p>
      <text:p text:style-name="P29"><text:s text:c="4"/>coord = newCoord;</text:p>
      <text:p text:style-name="P29">}</text:p>
      <text:p text:style-name="P29"/>
      <text:p text:style-name="P29">void PlayerManager::changeCoord(Direction dir) {</text:p>
      <text:p text:style-name="P29"><text:s text:c="4"/>Vector newCoord = getCoord();</text:p>
      <text:p text:style-name="P29"><text:s text:c="4"/>switch (dir) {</text:p>
      <text:p text:style-name="P29"><text:s text:c="8"/>case Direction::TOP:</text:p>
      <text:p text:style-name="P29"><text:s text:c="12"/>newCoord += Vector{0, 1};</text:p>
      <text:p text:style-name="P29"><text:s text:c="12"/>break;</text:p>
      <text:p text:style-name="P29"><text:s text:c="8"/>case Direction::DOWN:</text:p>
      <text:p text:style-name="P29"><text:s text:c="12"/>newCoord += Vector{0, -1};</text:p>
      <text:p text:style-name="P29"><text:s text:c="12"/>break;</text:p>
      <text:p text:style-name="P29"><text:s text:c="8"/>case Direction::LEFT:</text:p>
      <text:p text:style-name="P29"><text:s text:c="12"/>newCoord += Vector{-1, 0};</text:p>
      <text:p text:style-name="P29"><text:s text:c="12"/>break;</text:p>
      <text:p text:style-name="P29"><text:s text:c="8"/>case Direction::RIGHT:</text:p>
      <text:p text:style-name="P29"><text:s text:c="12"/>newCoord += Vector{1, 0};</text:p>
      <text:p text:style-name="P29"><text:s text:c="12"/>break;</text:p>
      <text:p text:style-name="P29"><text:s text:c="4"/>}</text:p>
      <text:p text:style-name="P29"/>
      <text:p text:style-name="P29"><text:s text:c="4"/>setCoord(Vector(newCoord.x, newCoord.y,{MIN_BORDER, MAX_BORDER},{MIN_BORDER, MAX_BORDER}));</text:p>
      <text:p text:style-name="P2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517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17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3-09-25T15:37:47.263750782</dc:date>
    <meta:editing-duration>PT24M18S</meta:editing-duration>
    <meta:editing-cycles>13</meta:editing-cycles>
    <meta:document-statistic meta:table-count="1" meta:image-count="0" meta:object-count="0" meta:page-count="7" meta:paragraph-count="171" meta:word-count="782" meta:character-count="6619" meta:non-whitespace-character-count="5638"/>
  </office:meta>
</office:document-meta>
</file>